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25])" office:value-type="float" office:value="500.89" calcext:value-type="float">
            <text:p>500.89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8:.B28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0:.B35])" office:value-type="float" office:value="75.14" calcext:value-type="float">
            <text:p>75.1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37])" office:value-type="float" office:value="876.03" calcext:value-type="float">
            <text:p>876.03</text:p>
          </table:table-cell>
          <table:table-cell table:formula="of:=SUM([.C1:.C37])" office:value-type="float" office:value="876.03" calcext:value-type="float">
            <text:p>876.0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42:.B47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38];[.B49])" office:value-type="float" office:value="-6430.61" calcext:value-type="float">
            <text:p>-6430.6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51];[.B55];[.B58])" office:value-type="float" office:value="-5655.61" calcext:value-type="float">
            <text:p>-5655.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00-00-00</text:date>, <text:time style:data-style-name="N2" text:time-value="22:38:59.028785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7T22:56:06.106366413</dc:date>
    <meta:editing-duration>PT17H57M11S</meta:editing-duration>
    <meta:editing-cycles>91</meta:editing-cycles>
    <meta:generator>LibreOffice/5.1.6.2$Linux_X86_64 LibreOffice_project/10m0$Build-2</meta:generator>
    <meta:document-statistic meta:table-count="2" meta:cell-count="315" meta:object-count="0"/>
  </office:meta>
</office:document-meta>
</file>